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605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368cm"/>
      <style:paragraph-properties style:writing-mode="lr-tb"/>
    </style:style>
    <style:style style:name="pr10" style:family="presentation" style:parent-style-name="Blue_5f_Curve1-title">
      <style:graphic-properties fo:min-height="1.893cm"/>
      <style:paragraph-properties style:writing-mode="lr-tb"/>
    </style:style>
    <style:style style:name="pr11" style:family="presentation" style:parent-style-name="Blue_5f_Curve1-subtitle" style:list-style-name="L2">
      <style:graphic-properties draw:fill-color="#ffffff" fo:min-height="21.459cm"/>
      <style:paragraph-properties style:writing-mode="lr-tb"/>
    </style:style>
    <style:style style:name="pr12" style:family="presentation" style:parent-style-name="Blue_5f_Curve1-subtitle" style:list-style-name="L2">
      <style:graphic-properties draw:fill-color="#ffffff" fo:min-height="16.898cm"/>
      <style:paragraph-properties style:writing-mode="lr-tb"/>
    </style:style>
    <style:style style:name="pr13" style:family="presentation" style:parent-style-name="Blue_5f_Curve1-subtitle" style:list-style-name="L2">
      <style:graphic-properties draw:fill-color="#ffffff" fo:min-height="16.898cm"/>
      <style:paragraph-properties style:writing-mode="lr-tb"/>
    </style:style>
    <style:style style:name="pr14" style:family="presentation" style:parent-style-name="Blue_5f_Curve1-subtitle" style:list-style-name="L2">
      <style:graphic-properties draw:fill-color="#ffffff" fo:min-height="16.898cm"/>
      <style:paragraph-properties style:writing-mode="lr-tb"/>
    </style:style>
    <style:style style:name="P1" style:family="paragraph">
      <style:paragraph-properties style:writing-mode="lr-tb"/>
      <style:text-properties fo:font-size="80pt" style:font-size-asian="80pt" style:font-size-complex="8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66pt" style:font-size-asian="66pt" style:font-size-complex="66pt"/>
    </style:style>
    <style:style style:name="P7" style:family="paragraph">
      <style:paragraph-properties style:writing-mode="lr-tb"/>
      <style:text-properties fo:font-size="44pt" style:font-size-asian="44pt" style:font-size-complex="44pt"/>
    </style:style>
    <style:style style:name="P8" style:family="paragraph">
      <style:paragraph-properties style:writing-mode="lr-tb"/>
      <style:text-properties fo:font-size="60pt" style:font-size-asian="60pt" style:font-size-complex="60pt"/>
    </style:style>
    <style:style style:name="P9" style:family="paragraph">
      <style:paragraph-properties style:writing-mode="lr-tb"/>
      <style:text-properties fo:font-size="48pt" style:font-size-asian="48pt" style:font-size-complex="48pt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5cm" fo:text-align="center"/>
    </style:style>
    <style:style style:name="P13" style:family="paragraph">
      <style:paragraph-properties fo:margin-top="0cm" fo:margin-bottom="0.5cm" fo:text-align="start"/>
    </style:style>
    <style:style style:name="P14" style:family="paragraph">
      <style:paragraph-properties fo:margin-left="0cm" fo:margin-right="0cm" fo:margin-top="0cm" fo:margin-bottom="0.5cm" fo:text-align="center" fo:text-indent="0cm"/>
    </style:style>
    <style:style style:name="P15" style:family="paragraph">
      <style:paragraph-properties fo:margin-left="0cm" fo:margin-right="0cm" fo:margin-top="0cm" fo:margin-bottom="0.5cm" fo:text-align="justify" fo:text-indent="0cm"/>
    </style:style>
    <style:style style:name="P16" style:family="paragraph">
      <loext:graphic-properties draw:fill-color="#ffffff"/>
      <style:paragraph-properties fo:margin-left="0cm" fo:margin-right="0cm" fo:margin-top="0cm" fo:margin-bottom="0.5cm" fo:text-align="center" fo:text-indent="0cm" style:writing-mode="lr-tb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12.617cm" svg:x="1.601cm" svg:y="1.645cm" presentation:class="title" presentation:user-transformed="true">
          <draw:text-box>
            <text:p><text:span text:style-name="T1">Fonctions</text:span><text:span text:style-name="T1"><text:line-break/></text:span><text:span text:style-name="T1"><text:line-break/></text:span><text:span text:style-name="T1"><text:line-break/></text:span><text:span text:style-name="T1">Djalab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>Principe et généralité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3"/>En python, les fonctions sont utiliser pour réaliser plusieurs fois la même opération au sein d’un programme.</text:p>
                <text:p><text:s text:c="3"/>Elles rendent également le code plus lisible et plus clair en le fractionnant en blocs logiques.</text:p>
                <text:p text:style-name="P4">Exemple de fonction</text:p>
                <text:p>math.cos(angle) du module math renvoie le cosinus d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6" draw:layer="layout" svg:width="25.199cm" svg:height="2.605cm" svg:x="1.4cm" svg:y="0.42cm" presentation:class="title" presentation:user-transformed="true">
          <draw:text-box>
            <text:p><text:span text:style-name="T2">Définir une fonction</text:span></text:p>
          </draw:text-box>
        </draw:frame>
        <draw:frame presentation:style-name="pr7" draw:text-style-name="P3" draw:layer="layout" svg:width="25.199cm" svg:height="16.486cm" svg:x="1.4cm" svg:y="2.914cm" presentation:class="outline" presentation:user-transformed="true">
          <draw:text-box>
            <text:list text:style-name="L2">
              <text:list-header>
                <text:p/>
                <text:p>Pour définir une fonction, Python utilise le mot-clé « def ». Si on souhaite que la fonction renvoie quelque chose, il faut utiliser le mot-clé « return ».</text:p>
                <text:p text:style-name="P4"><text:s/>Par exemple :</text:p>
                <text:p>&gt;&gt;&gt; def carre( x):</text:p>
                <text:p>return x **2</text:p>
                <text:p>&gt;&gt;&gt; print( carre (2))</text:p>
                <text:p>4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text-style-name="P7" draw:layer="layout" svg:width="25.199cm" svg:height="16.386cm" svg:x="1.4cm" svg:y="2.614cm" presentation:class="outline" presentation:user-transformed="true">
          <draw:text-box>
            <text:list text:style-name="L2">
              <text:list-header>
                <text:p><text:span text:style-name="T3"><text:s/></text:span><text:span text:style-name="T4">Notez qu’une fonction ne prend pas forcément un argument et ne renvoie pas forcément une valeur, par exemple :</text:span></text:p>
                <text:p><text:span text:style-name="T4"/></text:p>
                <text:p><text:span text:style-name="T3">&gt;&gt;&gt; def hello ():</text:span></text:p>
                <text:p><text:span text:style-name="T3">print(" bonjour ")</text:span></text:p>
                <text:p><text:span text:style-name="T3">&gt;&gt;&gt; hello ()</text:span></text:p>
                <text:p><text:span text:style-name="T3">bonjou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text-style-name="P8" draw:layer="layout" svg:width="25.199cm" svg:height="2.368cm" svg:x="1.4cm" svg:y="0.539cm" presentation:class="title" presentation:user-transformed="true">
          <draw:text-box>
            <text:p><text:span text:style-name="T5">Exemple :</text:span></text:p>
          </draw:text-box>
        </draw:frame>
        <draw:frame presentation:style-name="pr7" draw:text-style-name="P7" draw:layer="layout" svg:width="25.199cm" svg:height="11.086cm" svg:x="1.4cm" svg:y="3.1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&gt;&gt;&gt; def fois (x , y ):</text:span></text:p>
                <text:p><text:span text:style-name="T3">return x * y</text:span></text:p>
                <text:p><text:span text:style-name="T3">&gt;&gt;&gt; fois (2 , 3)</text:span></text:p>
                <text:p><text:span text:style-name="T3">6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10" draw:text-style-name="P9" draw:layer="layout" svg:width="25.199cm" svg:height="1.893cm" svg:x="1.4cm" svg:y="0.776cm" presentation:class="title" presentation:user-transformed="true">
          <draw:text-box>
            <text:p><text:span text:style-name="T6">Renvoi de résultats</text:span></text:p>
          </draw:text-box>
        </draw:frame>
        <draw:frame presentation:style-name="pr7" draw:text-style-name="P10" draw:layer="layout" svg:width="25.199cm" svg:height="14.686cm" svg:x="1.4cm" svg:y="3.214cm" presentation:class="outline" presentation:user-transformed="true">
          <draw:text-box>
            <text:list text:style-name="L2">
              <text:list-header>
                <text:p><text:span text:style-name="T4">Un énorme avantage en Python est que les fonctions sont capables de renvoyer plusieurs objets à la fois, comme dans cette fraction de code :</text:span></text:p>
                <text:p><text:span text:style-name="T4">&gt;&gt;&gt; def carre_cube ( x ):</text:span></text:p>
                <text:p><text:span text:style-name="T4">return x **2 , x **3</text:span></text:p>
                <text:p><text:span text:style-name="T4">&gt;&gt;&gt; carre_cube (2)</text:span></text:p>
                <text:p><text:span text:style-name="T4">(4 , 8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0" draw:text-style-name="P9" draw:layer="layout" svg:width="25.199cm" svg:height="1.893cm" svg:x="1.4cm" svg:y="0.776cm" presentation:class="title" presentation:user-transformed="true">
          <draw:text-box>
            <text:p text:style-name="P4"><text:span text:style-name="T6">LISTE COMPREHENSION</text:span></text:p>
          </draw:text-box>
        </draw:frame>
        <draw:frame presentation:style-name="pr7" draw:text-style-name="P10" draw:layer="layout" svg:width="25.199cm" svg:height="14.686cm" svg:x="1.4cm" svg:y="3.214cm" presentation:class="outline" presentation:user-transformed="true">
          <draw:text-box>
            <text:list text:style-name="L2">
              <text:list-header>
                <text:p><text:span text:style-name="T4"/></text:p>
                <text:p text:style-name="P11"><text:span text:style-name="T4">Une liste compréhension est une listes dont le contenu est défini par filtrage du contenu d'une autre liste selon un principe analogue à celui de la définition en compréhension de la théorie des ensembles. </text:span></text:p>
                <text:p text:style-name="P12"><text:span text:style-name="T4">Syntaxe</text:span></text:p>
                <text:p text:style-name="P13"><text:span text:style-name="T7">new_list = [function(item) for item in list if condition(item)]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32">
        <draw:frame presentation:style-name="pr11" draw:text-style-name="P16" draw:layer="layout" svg:width="25.199cm" svg:height="21.459cm" svg:x="1.4cm" svg:y="0.22cm" presentation:class="subtitle" presentation:user-transformed="true">
          <draw:text-box>
            <text:list text:style-name="L2">
              <text:list-header>
                <text:p text:style-name="P14">Exemple : filtrage d’une liste</text:p>
                <text:p text:style-name="P15">soit la liste a = [1,4,2,7,1,9,0,3,4,6,6,6,8,3]</text:p>
                <text:p text:style-name="P15"><text:s/>Nous voulons filtrer les valeurs de cette liste et ne garder que ceux dont la valeur est supérieure à 5:</text:p>
                <text:p text:style-name="P14"><text:s text:c="7"/>&gt;&gt;&gt; b = []</text:p>
                <text:p text:style-name="P14"><text:s text:c="7"/>&gt;&gt;&gt; for x in a:</text:p>
                <text:p text:style-name="P14"><text:s text:c="7"/>... <text:s text:c="4"/>if x &gt; 5:</text:p>
                <text:p text:style-name="P14"><text:s text:c="7"/>... <text:s text:c="8"/>b.append(x)</text:p>
                <text:p text:style-name="P14"><text:s text:c="7"/>... </text:p>
                <text:p text:style-name="P14"><text:s text:c="7"/>&gt;&gt;&gt; b <text:s text:c="6"/>[7, 9, 6, 6, 6, 8]</text:p>
                <text:p text:style-name="P14"/>
                <text:p text:style-name="P14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3T32">
        <draw:frame presentation:style-name="pr12" draw:text-style-name="P16" draw:layer="layout" svg:width="25.199cm" svg:height="16.898cm" svg:x="1.4cm" svg:y="2.5cm" presentation:class="subtitle" presentation:user-transformed="true">
          <draw:text-box>
            <text:list text:style-name="L2">
              <text:list-header>
                <text:p text:style-name="P15">Il est possible de faire exactement ce que fait ce bloc de code en une seule ligne:</text:p>
                <text:p text:style-name="P14"/>
                <text:p text:style-name="P14"><text:span text:style-name="T8">&gt;&gt;&gt; [x for x in a if x &gt; 5]</text:span></text:p>
                <text:p text:style-name="P14"><text:span text:style-name="T8">[7, 9, 6, 6, 6, 8]</text:span></text:p>
                <text:p text:style-name="P14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3T32">
        <draw:frame presentation:style-name="pr13" draw:text-style-name="P16" draw:layer="layout" svg:width="25.199cm" svg:height="16.898cm" svg:x="1.4cm" svg:y="2.5cm" presentation:class="subtitle" presentation:user-transformed="true">
          <draw:text-box>
            <text:list text:style-name="L2">
              <text:list-header>
                <text:p text:style-name="P15">Prenons l'exemple d'une conversion de string en integer de plusieurs items:</text:p>
                <text:p text:style-name="P15"/>
                <text:p text:style-name="P15">&gt;&gt;&gt; items = ["5", "10", "15"]</text:p>
                <text:p text:style-name="P15">&gt;&gt;&gt; items = [int(x) for x in items]</text:p>
                <text:p text:style-name="P15">&gt;&gt;&gt; print(items)</text:p>
                <text:p text:style-name="P15">[5, 10, 15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3T32">
        <draw:frame presentation:style-name="pr14" draw:text-style-name="P16" draw:layer="layout" svg:width="25.199cm" svg:height="16.898cm" svg:x="1.4cm" svg:y="2.5cm" presentation:class="subtitle" presentation:user-transformed="true">
          <draw:text-box>
            <text:list text:style-name="L2">
              <text:list-header>
                <text:p text:style-name="P15">Prenons l'exemple d'une conversion de string en integer de plusieurs items:</text:p>
                <text:p text:style-name="P15"/>
                <text:p text:style-name="P15">&gt;&gt;&gt; items = ["5", "10", "15"]</text:p>
                <text:p text:style-name="P15">&gt;&gt;&gt; items = [int(x) for x in items]</text:p>
                <text:p text:style-name="P15">&gt;&gt;&gt; print(items)</text:p>
                <text:p text:style-name="P15">[5, 10, 15]</text:p>
                <text:p text:style-name="P1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4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8:55:10.792819239</meta:creation-date>
    <meta:editing-duration>PT17M48S</meta:editing-duration>
    <meta:editing-cycles>8</meta:editing-cycles>
    <meta:generator>LibreOffice/6.4.7.2$Linux_X86_64 LibreOffice_project/40$Build-2</meta:generator>
    <dc:title>Blue Curve</dc:title>
    <dc:date>2021-11-09T10:22:28.335804661</dc:date>
    <meta:document-statistic meta:object-count="85"/>
  </office:meta>
</office:document-meta>
</file>